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7d95a6"/>
    </style:style>
    <style:style style:name="P5" style:family="paragraph" style:parent-style-name="Text_20_body">
      <style:text-properties officeooo:rsid="059b994a" officeooo:paragraph-rsid="059b994a"/>
    </style:style>
    <style:style style:name="P6" style:family="paragraph" style:parent-style-name="Text_20_body">
      <style:text-properties fo:color="#000000" officeooo:rsid="05bcd2ea" officeooo:paragraph-rsid="05bcd2ea" fo:background-color="#ffffff"/>
    </style:style>
    <style:style style:name="P7" style:family="paragraph" style:parent-style-name="Heading_20_2">
      <style:text-properties officeooo:paragraph-rsid="05195e16"/>
    </style:style>
    <style:style style:name="P8" style:family="paragraph" style:parent-style-name="Heading_20_1">
      <style:text-properties officeooo:rsid="05baa604" officeooo:paragraph-rsid="05baa604"/>
    </style:style>
    <style:style style:name="P9" style:family="paragraph" style:parent-style-name="Text_20_body" style:list-style-name="L1">
      <style:text-properties officeooo:paragraph-rsid="05195e16"/>
    </style:style>
    <style:style style:name="P10" style:family="paragraph" style:parent-style-name="Text_20_body">
      <style:text-properties fo:color="#000000" officeooo:rsid="05c440eb" officeooo:paragraph-rsid="05c440eb" fo:background-color="#ffffff"/>
    </style:style>
    <style:style style:name="P11" style:family="paragraph" style:parent-style-name="Text_20_body" style:list-style-name="L1">
      <style:text-properties officeooo:rsid="05c440eb" officeooo:paragraph-rsid="05c440eb"/>
    </style:style>
    <style:style style:name="T1" style:family="text">
      <style:text-properties officeooo:rsid="033bd0c4"/>
    </style:style>
    <style:style style:name="T2" style:family="text">
      <style:text-properties officeooo:rsid="05bb9a0f"/>
    </style:style>
    <style:style style:name="T3" style:family="text">
      <style:text-properties officeooo:rsid="05be98bc"/>
    </style:style>
    <style:style style:name="T4" style:family="text">
      <style:text-properties fo:language="en" fo:country="US" officeooo:rsid="05be98bc"/>
    </style:style>
    <style:style style:name="T5" style:family="text">
      <style:text-properties fo:language="en" fo:country="US" officeooo:rsid="05c10f9b"/>
    </style:style>
    <style:style style:name="T6" style:family="text">
      <style:text-properties fo:language="en" fo:country="US" officeooo:rsid="05c440eb"/>
    </style:style>
    <style:style style:name="T7" style:family="text">
      <style:text-properties officeooo:rsid="05bf7182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פוינטרים חכמים</text:h>
      <text:p text:style-name="P6">אחד הגורמים העיקריים לשגיאות ולדליפות-זיכרון <text:span text:style-name="T7">בשפת ++C </text:span>הוא שימוש לא נכון בפוינטרים. גם כשנראה שהשתמשנו בפוינטרים בצורה נכונה, <text:span text:style-name="T3">מחקנו עם </text:span><text:span text:style-name="T4">delete את כל מה שאתחלנו בעזרת new, עלולים להיות לנו באגים נסתרים. לדוגמה, ראו את הקוד בתיקיה 1. יש שם מחלקה בשם "מוסיקאי". </text:span><text:span text:style-name="T5">ניתן להגיד למוסיקאי לנגן </text:span><text:span text:style-name="T6">(play)</text:span><text:span text:style-name="T5">, אבל אם יש יותר מדי מוסיקאים שמנגנים בו-זמנית – נזרקת חריגה.</text:span></text:p>
      <text:p text:style-name="P10">הבעיה היא, שכאשר נזרקת חריגה, המחשב לא מגיע לשורות שמבצעות delete, ויש דליפת זיכרון.</text:p>
      <text:p text:style-name="P10">ב-Java פותרים את הבעיה בעזרת המילה השמורה finally: שמים את כל הקוד שעלול לזרוק חריגות בבלוק try, ואת הקוד המשחרר את הזיכרות בבלוק finally מתחתיו. השפה מתחייבת, שהקוד בבלוק finally יתבצע בכל מקרה שבו יוצאים מהבלוק – בין אם באופן רגיל או בחריגה. </text:p>
      <text:p text:style-name="P10">ב-++C לא קיימת המילה finally, כי אין בה צורך – יש פתרון טוב יותר</text:p>
      <text:p text:style-name="P10"/>
      <text:p text:style-name="P7">מקורות</text:p>
      <text:list xml:id="list1973689524" text:style-name="L1">
        <text:list-item>
          <text:p text:style-name="P9">מצגת <text:span text:style-name="T2">ודוגמאות קוד </text:span>של<text:span text:style-name="T1"> ערן קאופמן</text:span></text:p>
        </text:list-item>
        <text:list-item>
          <text:p text:style-name="P11"><text:a xlink:type="simple" xlink:href="https://www.stroustrup.com/bs_faq2.html#finally" text:style-name="Internet_20_link" text:visited-style-name="Visited_20_Internet_20_Link"><text:span text:style-name="T8">Why doesn't c++ provide a "finally" construct? / Bjarne Stroustrup</text:span></text:a><text:span text:style-name="T8">.</text:span></text:p>
        </text:list-item>
      </text:list>
      <text:p text:style-name="P4"/>
      <text:p text:style-name="P3">סיכם: אראל סגל-הלוי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3.2$Linux_X86_64 LibreOffice_project/40$Build-2</meta:generator>
    <dc:date>2020-06-14T15:28:39.121286527</dc:date>
    <meta:editing-duration>P11DT6H21M12S</meta:editing-duration>
    <meta:editing-cycles>1364</meta:editing-cycles>
    <dc:creator>Erel Segal-Halevi</dc:creator>
    <meta:document-statistic meta:table-count="0" meta:image-count="0" meta:object-count="0" meta:page-count="1" meta:paragraph-count="11" meta:word-count="158" meta:character-count="903" meta:non-whitespace-character-count="754"/>
  </office:meta>
</office:document-meta>
</file>